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5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7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8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2" style:family="table-cell" style:parent-style-name="Default" style:data-style-name="N37">
      <style:table-cell-properties fo:background-color="#ffff00" fo:wrap-option="wrap"/>
    </style:style>
    <style:style style:name="ce83" style:family="table-cell" style:parent-style-name="Default" style:data-style-name="N37">
      <style:table-cell-properties fo:background-color="#99ff99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85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center" fo:margin-left="0in"/>
    </style:style>
    <style:style style:name="ce86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7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5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7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849H54M04.623051S" calcext:value-type="time">
            <text:p>849:54</text:p>
          </table:table-cell>
          <table:table-cell table:style-name="ce67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time" office:time-value="PT08H09M53.079S" calcext:value-type="time">
            <text:p>08:09 AM</text:p>
          </table:table-cell>
          <table:table-cell office:value-type="time" office:time-value="PT12H21M40.042S" calcext:value-type="time">
            <text:p>12:21 PM</text:p>
          </table:table-cell>
          <table:table-cell table:formula="of:=IF([.C152]-[.B152] &gt; 0; [.C152]-[.B152]; 0)" office:value-type="time" office:time-value="PT04H11M46.963S" calcext:value-type="time">
            <text:p>04:11</text:p>
          </table:table-cell>
          <table:table-cell table:style-name="ce3"/>
          <table:table-cell office:value-type="time" office:time-value="PT13H25M12.718S" calcext:value-type="time">
            <text:p>01:25 PM</text:p>
          </table:table-cell>
          <table:table-cell office:value-type="time" office:time-value="PT17H19M51.822S" calcext:value-type="time">
            <text:p>05:19 PM</text:p>
          </table:table-cell>
          <table:table-cell table:formula="of:=IF([.G152]-[.F152] &gt; 0; [.G152]-[.F152]; 0)" office:value-type="time" office:time-value="PT03H54M39.104S" calcext:value-type="time">
            <text:p>03:54</text:p>
          </table:table-cell>
          <table:table-cell table:formula="of:=[.D152]+[.H152]" office:value-type="time" office:time-value="PT08H06M26.067S" calcext:value-type="time">
            <text:p>08:06</text:p>
          </table:table-cell>
          <table:table-cell table:style-name="ce3"/>
          <table:table-cell office:value-type="string" calcext:value-type="string">
            <text:p>Room fill/overlap improvements, tutorial re-entry, spawn/despawn animation fixes, beds, generic ladder/capacitor keys, aligned ladder bases</text:p>
          </table:table-cell>
          <table:table-cell table:number-columns-repeated="101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time" office:time-value="PT08H12M01.649S" calcext:value-type="time">
            <text:p>08:12 AM</text:p>
          </table:table-cell>
          <table:table-cell office:value-type="time" office:time-value="PT13H19M51.207S" calcext:value-type="time">
            <text:p>01:19 PM</text:p>
          </table:table-cell>
          <table:table-cell table:formula="of:=IF([.C153]-[.B153] &gt; 0; [.C153]-[.B153]; 0)" office:value-type="time" office:time-value="PT05H07M49.558S" calcext:value-type="time">
            <text:p>05:07</text:p>
          </table:table-cell>
          <table:table-cell table:style-name="ce3"/>
          <table:table-cell office:value-type="time" office:time-value="PT14H33M56.941S" calcext:value-type="time">
            <text:p>02:33 PM</text:p>
          </table:table-cell>
          <table:table-cell office:value-type="time" office:time-value="PT16H33M36.263S" calcext:value-type="time">
            <text:p>04:33 PM</text:p>
          </table:table-cell>
          <table:table-cell table:formula="of:=IF([.G153]-[.F153] &gt; 0; [.G153]-[.F153]; 0)" office:value-type="time" office:time-value="PT01H59M39.322S" calcext:value-type="time">
            <text:p>01:59</text:p>
          </table:table-cell>
          <table:table-cell table:formula="of:=[.D153]+[.H153]" office:value-type="time" office:time-value="PT07H07M28.88S" calcext:value-type="time">
            <text:p>07:07</text:p>
          </table:table-cell>
          <table:table-cell table:style-name="ce3"/>
          <table:table-cell office:value-type="string" calcext:value-type="string">
            <text:p>Generic keys / aligned locks fixes/cleanup, despawn effects for capacitors/bones, AI parabolic aim</text:p>
          </table:table-cell>
          <table:table-cell table:number-columns-repeated="101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time" office:time-value="PT07H59M52.442S" calcext:value-type="time">
            <text:p>07:59 AM</text:p>
          </table:table-cell>
          <table:table-cell office:value-type="time" office:time-value="PT11H58M31.649S" calcext:value-type="time">
            <text:p>11:58 AM</text:p>
          </table:table-cell>
          <table:table-cell table:formula="of:=IF([.C154]-[.B154] &gt; 0; [.C154]-[.B154]; 0)" office:value-type="time" office:time-value="PT03H58M39.207S" calcext:value-type="time">
            <text:p>03:58</text:p>
          </table:table-cell>
          <table:table-cell table:style-name="ce3"/>
          <table:table-cell office:value-type="time" office:time-value="PT13H05M05.623S" calcext:value-type="time">
            <text:p>01:05 PM</text:p>
          </table:table-cell>
          <table:table-cell office:value-type="time" office:time-value="PT17H37M06.698S" calcext:value-type="time">
            <text:p>05:37 PM</text:p>
          </table:table-cell>
          <table:table-cell table:formula="of:=IF([.G154]-[.F154] &gt; 0; [.G154]-[.F154]; 0)" office:value-type="time" office:time-value="PT04H32M01.075S" calcext:value-type="time">
            <text:p>04:32</text:p>
          </table:table-cell>
          <table:table-cell table:formula="of:=[.D154]+[.H154]" office:value-type="time" office:time-value="PT08H30M40.282S" calcext:value-type="time">
            <text:p>08:30</text:p>
          </table:table-cell>
          <table:table-cell table:style-name="ce3"/>
          <table:table-cell office:value-type="string" calcext:value-type="string">
            <text:p>AI parabolic aim cleanup, tutorial optional/advanced room, throwing through furniture/platforms, co-op join during game over prevention, debug reset fixes, spider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0" calcext:value-type="date">
            <text:p>06/10/22</text:p>
          </table:table-cell>
          <table:table-cell table:style-name="ce15" office:value-type="time" office:time-value="PT08H12M49.425S" calcext:value-type="time">
            <text:p>08:12 AM</text:p>
          </table:table-cell>
          <table:table-cell table:style-name="ce15" office:value-type="time" office:time-value="PT11H59M30.642S" calcext:value-type="time">
            <text:p>11:59 AM</text:p>
          </table:table-cell>
          <table:table-cell table:style-name="ce18" table:formula="of:=IF([.C155]-[.B155] &gt; 0; [.C155]-[.B155]; 0)" office:value-type="time" office:time-value="PT03H46M41.217S" calcext:value-type="time">
            <text:p>03:46</text:p>
          </table:table-cell>
          <table:table-cell table:style-name="ce24"/>
          <table:table-cell table:style-name="ce15" office:value-type="time" office:time-value="PT13H18M22.664S" calcext:value-type="time">
            <text:p>01:18 PM</text:p>
          </table:table-cell>
          <table:table-cell table:style-name="ce15" office:value-type="time" office:time-value="PT17H17M11.696S" calcext:value-type="time">
            <text:p>05:17 PM</text:p>
          </table:table-cell>
          <table:table-cell table:style-name="ce18" table:formula="of:=IF([.G155]-[.F155] &gt; 0; [.G155]-[.F155]; 0)" office:value-type="time" office:time-value="PT03H58M49.032S" calcext:value-type="time">
            <text:p>03:58</text:p>
          </table:table-cell>
          <table:table-cell table:style-name="ce18" table:formula="of:=[.D155]+[.H155]" office:value-type="time" office:time-value="PT07H45M30.249S" calcext:value-type="time">
            <text:p>07:45</text:p>
          </table:table-cell>
          <table:table-cell table:style-name="ce24"/>
          <table:table-cell table:style-name="ce30" office:value-type="string" calcext:value-type="string">
            <text:p>Spiders cleanup, loading screen &amp; load improvements, room edge shadow improvement, room type preconditions &amp; cellar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39H32M16.281S" calcext:value-type="time">
            <text:p>39:32</text:p>
          </table:table-cell>
          <table:table-cell table:number-columns-repeated="1012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time" office:time-value="PT07H59M57.652S" calcext:value-type="time">
            <text:p>07:59 AM</text:p>
          </table:table-cell>
          <table:table-cell office:value-type="time" office:time-value="PT13H07M41.177S" calcext:value-type="time">
            <text:p>01:07 PM</text:p>
          </table:table-cell>
          <table:table-cell table:formula="of:=IF([.C157]-[.B157] &gt; 0; [.C157]-[.B157]; 0)" office:value-type="time" office:time-value="PT05H07M43.525S" calcext:value-type="time">
            <text:p>05:07</text:p>
          </table:table-cell>
          <table:table-cell table:style-name="ce3"/>
          <table:table-cell office:value-type="time" office:time-value="PT14H10M24.062S" calcext:value-type="time">
            <text:p>02:10 PM</text:p>
          </table:table-cell>
          <table:table-cell office:value-type="time" office:time-value="PT17H05M44.551S" calcext:value-type="time">
            <text:p>05:05 PM</text:p>
          </table:table-cell>
          <table:table-cell table:formula="of:=IF([.G157]-[.F157] &gt; 0; [.G157]-[.F157]; 0)" office:value-type="time" office:time-value="PT02H55M20.489S" calcext:value-type="time">
            <text:p>02:55</text:p>
          </table:table-cell>
          <table:table-cell table:formula="of:=[.D157]+[.H157]" office:value-type="time" office:time-value="PT08H03M04.014S" calcext:value-type="time">
            <text:p>08:03</text:p>
          </table:table-cell>
          <table:table-cell table:style-name="ce3"/>
          <table:table-cell office:value-type="string" calcext:value-type="string">
            <text:p>Precondition/cellar cleanup, bedroom dead-end preference, cellar vats, wine bottles &amp; racks</text:p>
          </table:table-cell>
          <table:table-cell table:number-columns-repeated="101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5M27.886S" calcext:value-type="time">
            <text:p>12:15 PM</text:p>
          </table:table-cell>
          <table:table-cell table:formula="of:=IF([.C158]-[.B158] &gt; 0; [.C158]-[.B158]; 0)" office:value-type="time" office:time-value="PT04H05M27.886S" calcext:value-type="time">
            <text:p>04:05</text:p>
          </table:table-cell>
          <table:table-cell table:style-name="ce3"/>
          <table:table-cell office:value-type="time" office:time-value="PT13H04M20.239S" calcext:value-type="time">
            <text:p>01:04 PM</text:p>
          </table:table-cell>
          <table:table-cell office:value-type="time" office:time-value="PT16H58M00.229S" calcext:value-type="time">
            <text:p>04:58 PM</text:p>
          </table:table-cell>
          <table:table-cell table:formula="of:=IF([.G158]-[.F158] &gt; 0; [.G158]-[.F158]; 0)" office:value-type="time" office:time-value="PT03H53M39.99S" calcext:value-type="time">
            <text:p>03:53</text:p>
          </table:table-cell>
          <table:table-cell table:formula="of:=[.D158]+[.H158]" office:value-type="time" office:time-value="PT07H59M07.876S" calcext:value-type="time">
            <text:p>07:59</text:p>
          </table:table-cell>
          <table:table-cell table:style-name="ce3"/>
          <table:table-cell office:value-type="string" calcext:value-type="string">
            <text:p>Glass SFX/VFX, cobwebs &amp; decoration spawn variety, color proportionality, mousetraps! tutorial additions &amp; custom fonts, lit tutorial text investigation</text:p>
          </table:table-cell>
          <table:table-cell table:number-columns-repeated="1013"/>
        </table:table-row>
        <table:table-row table:style-name="ro1">
          <table:table-cell office:value-type="date" office:date-value="2022-06-15" calcext:value-type="date">
            <text:p>06/15/22</text:p>
          </table:table-cell>
          <table:table-cell office:value-type="time" office:time-value="PT08H16M17.706S" calcext:value-type="time">
            <text:p>08:16 AM</text:p>
          </table:table-cell>
          <table:table-cell office:value-type="time" office:time-value="PT12H30M38.822S" calcext:value-type="time">
            <text:p>12:30 PM</text:p>
          </table:table-cell>
          <table:table-cell table:formula="of:=IF([.C159]-[.B159] &gt; 0; [.C159]-[.B159]; 0)" office:value-type="time" office:time-value="PT04H14M21.116S" calcext:value-type="time">
            <text:p>04:14</text:p>
          </table:table-cell>
          <table:table-cell table:style-name="ce3"/>
          <table:table-cell office:value-type="time" office:time-value="PT13H41M27.94S" calcext:value-type="time">
            <text:p>01:41 PM</text:p>
          </table:table-cell>
          <table:table-cell office:value-type="time" office:time-value="PT17H09M23.693S" calcext:value-type="time">
            <text:p>05:09 PM</text:p>
          </table:table-cell>
          <table:table-cell table:formula="of:=IF([.G159]-[.F159] &gt; 0; [.G159]-[.F159]; 0)" office:value-type="time" office:time-value="PT03H27M55.753S" calcext:value-type="time">
            <text:p>03:27</text:p>
          </table:table-cell>
          <table:table-cell table:formula="of:=[.D159]+[.H159]" office:value-type="time" office:time-value="PT07H42M16.869S" calcext:value-type="time">
            <text:p>07:42</text:p>
          </table:table-cell>
          <table:table-cell table:style-name="ce3"/>
          <table:table-cell office:value-type="string" calcext:value-type="string">
            <text:p>NPC merchant functionality, cellar rubbish, room decoration height fixes, documentation update, fireplaces</text:p>
          </table:table-cell>
          <table:table-cell table:number-columns-repeated="1013"/>
        </table:table-row>
        <table:table-row table:style-name="ro1">
          <table:table-cell office:value-type="date" office:date-value="2022-06-16" calcext:value-type="date">
            <text:p>06/16/22</text:p>
          </table:table-cell>
          <table:table-cell office:value-type="time" office:time-value="PT08H24M41.851S" calcext:value-type="time">
            <text:p>08:24 AM</text:p>
          </table:table-cell>
          <table:table-cell office:value-type="time" office:time-value="PT12H55M28.895S" calcext:value-type="time">
            <text:p>12:55 PM</text:p>
          </table:table-cell>
          <table:table-cell table:formula="of:=IF([.C160]-[.B160] &gt; 0; [.C160]-[.B160]; 0)" office:value-type="time" office:time-value="PT04H30M47.044S" calcext:value-type="time">
            <text:p>04:30</text:p>
          </table:table-cell>
          <table:table-cell table:style-name="ce3"/>
          <table:table-cell office:value-type="time" office:time-value="PT13H58M13.675S" calcext:value-type="time">
            <text:p>01:58 PM</text:p>
          </table:table-cell>
          <table:table-cell office:value-type="time" office:time-value="PT17H28M01.45S" calcext:value-type="time">
            <text:p>05:28 PM</text:p>
          </table:table-cell>
          <table:table-cell table:formula="of:=IF([.G160]-[.F160] &gt; 0; [.G160]-[.F160]; 0)" office:value-type="time" office:time-value="PT03H29M47.775S" calcext:value-type="time">
            <text:p>03:29</text:p>
          </table:table-cell>
          <table:table-cell table:formula="of:=[.D160]+[.H160]" office:value-type="time" office:time-value="PT08H00M34.819S" calcext:value-type="time">
            <text:p>08:00</text:p>
          </table:table-cell>
          <table:table-cell table:style-name="ce3"/>
          <table:table-cell office:value-type="string" calcext:value-type="string">
            <text:p>Fireplace normals &amp; cleanup, flashlight &amp; item damage fixes, normal map normalization script, dynamic torches, fireplace puzzl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7" calcext:value-type="date">
            <text:p>06/17/22</text:p>
          </table:table-cell>
          <table:table-cell table:style-name="ce15" office:value-type="time" office:time-value="PT07H58M06.729S" calcext:value-type="time">
            <text:p>07:58 AM</text:p>
          </table:table-cell>
          <table:table-cell table:style-name="ce15" office:value-type="time" office:time-value="PT13H19M57.347S" calcext:value-type="time">
            <text:p>01:19 PM</text:p>
          </table:table-cell>
          <table:table-cell table:style-name="ce18" table:formula="of:=IF([.C161]-[.B161] &gt; 0; [.C161]-[.B161]; 0)" office:value-type="time" office:time-value="PT05H21M50.618S" calcext:value-type="time">
            <text:p>05:21</text:p>
          </table:table-cell>
          <table:table-cell table:style-name="ce24"/>
          <table:table-cell table:style-name="ce15" office:value-type="time" office:time-value="PT14H20M26.231S" calcext:value-type="time">
            <text:p>02:20 PM</text:p>
          </table:table-cell>
          <table:table-cell table:style-name="ce15" office:value-type="time" office:time-value="PT17H25M34.484S" calcext:value-type="time">
            <text:p>05:25 PM</text:p>
          </table:table-cell>
          <table:table-cell table:style-name="ce18" table:formula="of:=IF([.G161]-[.F161] &gt; 0; [.G161]-[.F161]; 0)" office:value-type="time" office:time-value="PT03H05M08.253S" calcext:value-type="time">
            <text:p>03:05</text:p>
          </table:table-cell>
          <table:table-cell table:style-name="ce18" table:formula="of:=[.D161]+[.H161]" office:value-type="time" office:time-value="PT08H26M58.871S" calcext:value-type="time">
            <text:p>08:26</text:p>
          </table:table-cell>
          <table:table-cell table:style-name="ce24"/>
          <table:table-cell table:style-name="ce30" office:value-type="string" calcext:value-type="string">
            <text:p>Fireplace puzzle cleanup, heal/ignite delays, VFX visibility fixes, room contents overlap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40H12M02.449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/20/22 (Juneteenth)</text:p>
          </table:table-cell>
          <table:table-cell table:number-columns-repeated="2"/>
          <table:table-cell table:formula="of:=IF([.C163]-[.B163] &gt; 0; [.C163]-[.B1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3]-[.F163] &gt; 0; [.G163]-[.F163]; 0)" office:value-type="time" office:time-value="PT00H00M00S" calcext:value-type="time">
            <text:p>00:00</text:p>
          </table:table-cell>
          <table:table-cell table:formula="of:=[.D163]+[.H1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21" calcext:value-type="date">
            <text:p>06/21/22</text:p>
          </table:table-cell>
          <table:table-cell office:value-type="time" office:time-value="PT08H10M28.765S" calcext:value-type="time">
            <text:p>08:10 AM</text:p>
          </table:table-cell>
          <table:table-cell office:value-type="time" office:time-value="PT13H32M50.631S" calcext:value-type="time">
            <text:p>01:32 PM</text:p>
          </table:table-cell>
          <table:table-cell table:formula="of:=IF([.C164]-[.B164] &gt; 0; [.C164]-[.B164]; 0)" office:value-type="time" office:time-value="PT05H22M21.866S" calcext:value-type="time">
            <text:p>05:22</text:p>
          </table:table-cell>
          <table:table-cell table:style-name="ce3"/>
          <table:table-cell office:value-type="time" office:time-value="PT14H33M52.587S" calcext:value-type="time">
            <text:p>02:33 PM</text:p>
          </table:table-cell>
          <table:table-cell office:value-type="time" office:time-value="PT17H42M49S" calcext:value-type="time">
            <text:p>05:42 PM</text:p>
          </table:table-cell>
          <table:table-cell table:formula="of:=IF([.G164]-[.F164] &gt; 0; [.G164]-[.F164]; 0)" office:value-type="time" office:time-value="PT03H08M56.413S" calcext:value-type="time">
            <text:p>03:08</text:p>
          </table:table-cell>
          <table:table-cell table:formula="of:=[.D164]+[.H164]" office:value-type="time" office:time-value="PT08H31M18.279S" calcext:value-type="time">
            <text:p>08:31</text:p>
          </table:table-cell>
          <table:table-cell table:style-name="ce3"/>
          <table:table-cell office:value-type="string" calcext:value-type="string">
            <text:p>Room contents overlap fixes cleanup, heal delay / save fixes, lock/key placement improvement, NPC dialogue gating</text:p>
          </table:table-cell>
          <table:table-cell table:number-columns-repeated="1013"/>
        </table:table-row>
        <table:table-row table:style-name="ro1">
          <table:table-cell office:value-type="date" office:date-value="2022-06-22" calcext:value-type="date">
            <text:p>06/22/22</text:p>
          </table:table-cell>
          <table:table-cell office:value-type="time" office:time-value="PT08H29M57.688S" calcext:value-type="time">
            <text:p>08:29 AM</text:p>
          </table:table-cell>
          <table:table-cell office:value-type="time" office:time-value="PT12H20M22.442S" calcext:value-type="time">
            <text:p>12:20 PM</text:p>
          </table:table-cell>
          <table:table-cell table:formula="of:=IF([.C165]-[.B165] &gt; 0; [.C165]-[.B165]; 0)" office:value-type="time" office:time-value="PT03H50M24.754S" calcext:value-type="time">
            <text:p>03:50</text:p>
          </table:table-cell>
          <table:table-cell table:style-name="ce3"/>
          <table:table-cell office:value-type="time" office:time-value="PT13H41M41.891S" calcext:value-type="time">
            <text:p>01:41 PM</text:p>
          </table:table-cell>
          <table:table-cell office:value-type="time" office:time-value="PT17H27M42.122S" calcext:value-type="time">
            <text:p>05:27 PM</text:p>
          </table:table-cell>
          <table:table-cell table:formula="of:=IF([.G165]-[.F165] &gt; 0; [.G165]-[.F165]; 0)" office:value-type="time" office:time-value="PT03H46M00.231S" calcext:value-type="time">
            <text:p>03:46</text:p>
          </table:table-cell>
          <table:table-cell table:formula="of:=[.D165]+[.H165]" office:value-type="time" office:time-value="PT07H36M24.985S" calcext:value-type="time">
            <text:p>07:36</text:p>
          </table:table-cell>
          <table:table-cell table:style-name="ce3"/>
          <table:table-cell office:value-type="string" calcext:value-type="string">
            <text:p>Material costs! NPC dialogue state save/load, NPC dialogue find/replace expressions</text:p>
          </table:table-cell>
          <table:table-cell table:number-columns-repeated="1013"/>
        </table:table-row>
        <table:table-row table:style-name="ro1">
          <table:table-cell office:value-type="date" office:date-value="2022-06-23" calcext:value-type="date">
            <text:p>06/23/22</text:p>
          </table:table-cell>
          <table:table-cell office:value-type="time" office:time-value="PT08H17M55.093S" calcext:value-type="time">
            <text:p>08:17 AM</text:p>
          </table:table-cell>
          <table:table-cell office:value-type="time" office:time-value="PT11H17M36.3S" calcext:value-type="time">
            <text:p>11:17 AM</text:p>
          </table:table-cell>
          <table:table-cell table:formula="of:=IF([.C166]-[.B166] &gt; 0; [.C166]-[.B166]; 0)" office:value-type="time" office:time-value="PT02H59M41.207S" calcext:value-type="time">
            <text:p>02:59</text:p>
          </table:table-cell>
          <table:table-cell table:style-name="ce3"/>
          <table:table-cell table:number-columns-repeated="2"/>
          <table:table-cell table:formula="of:=IF([.G166]-[.F166] &gt; 0; [.G166]-[.F166]; 0)" office:value-type="time" office:time-value="PT00H00M00S" calcext:value-type="time">
            <text:p>00:00</text:p>
          </table:table-cell>
          <table:table-cell table:formula="of:=[.D166]+[.H166]" office:value-type="time" office:time-value="PT02H59M41.207S" calcext:value-type="time">
            <text:p>02:59</text:p>
          </table:table-cell>
          <table:table-cell table:style-name="ce3"/>
          <table:table-cell office:value-type="string" calcext:value-type="string">
            <text:p>NPC dialogue assert fix &amp; auto spacing/capitalization &amp; expanded keys, 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6/24/22 (Nativity of St. John)</text:p>
          </table:table-cell>
          <table:table-cell table:style-name="ce15" table:number-columns-repeated="2"/>
          <table:table-cell table:style-name="ce18" table:formula="of:=IF([.C167]-[.B167] &gt; 0; [.C167]-[.B16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7]-[.F167] &gt; 0; [.G167]-[.F167]; 0)" office:value-type="time" office:time-value="PT00H00M00S" calcext:value-type="time">
            <text:p>00:00</text:p>
          </table:table-cell>
          <table:table-cell table:style-name="ce18" table:formula="of:=[.D167]+[.H16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8]-[.B168] &gt; 0; [.C168]-[.B16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8]-[.F168] &gt; 0; [.G168]-[.F168]; 0)" office:value-type="time" office:time-value="PT00H00M00S" calcext:value-type="time">
            <text:p>00:00</text:p>
          </table:table-cell>
          <table:table-cell table:style-name="ce19" table:formula="of:=[.D168]+[.H16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3:.I168])" office:value-type="time" office:time-value="PT19H07M24.471S" calcext:value-type="time">
            <text:p>19:07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169]-[.B169] &gt; 0; [.C169]-[.B16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9]-[.F169] &gt; 0; [.G169]-[.F169]; 0)" office:value-type="time" office:time-value="PT00H00M00S" calcext:value-type="time">
            <text:p>00:00</text:p>
          </table:table-cell>
          <table:table-cell table:formula="of:=[.D169]+[.H16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70]-[.B170] &gt; 0; [.C170]-[.B17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0]-[.F170] &gt; 0; [.G170]-[.F170]; 0)" office:value-type="time" office:time-value="PT00H00M00S" calcext:value-type="time">
            <text:p>00:00</text:p>
          </table:table-cell>
          <table:table-cell table:formula="of:=[.D170]+[.H17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71]-[.B171] &gt; 0; [.C171]-[.B1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1]-[.F171] &gt; 0; [.G171]-[.F171]; 0)" office:value-type="time" office:time-value="PT00H00M00S" calcext:value-type="time">
            <text:p>00:00</text:p>
          </table:table-cell>
          <table:table-cell table:formula="of:=[.D171]+[.H1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72]-[.B172] &gt; 0; [.C172]-[.B17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2]-[.F172] &gt; 0; [.G172]-[.F172]; 0)" office:value-type="time" office:time-value="PT00H00M00S" calcext:value-type="time">
            <text:p>00:00</text:p>
          </table:table-cell>
          <table:table-cell table:formula="of:=[.D172]+[.H17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73]-[.B173] &gt; 0; [.C173]-[.B17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3]-[.F173] &gt; 0; [.G173]-[.F173]; 0)" office:value-type="time" office:time-value="PT00H00M00S" calcext:value-type="time">
            <text:p>00:00</text:p>
          </table:table-cell>
          <table:table-cell table:style-name="ce18" table:formula="of:=[.D173]+[.H17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74]-[.B174] &gt; 0; [.C174]-[.B17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74]-[.F174] &gt; 0; [.G174]-[.F174]; 0)" office:value-type="time" office:time-value="PT00H00M00S" calcext:value-type="time">
            <text:p>00:00</text:p>
          </table:table-cell>
          <table:table-cell table:style-name="ce19" table:formula="of:=[.D174]+[.H17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9:.I17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175]-[.B175] &gt; 0; [.C175]-[.B1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5]-[.F175] &gt; 0; [.G175]-[.F175]; 0)" office:value-type="time" office:time-value="PT00H00M00S" calcext:value-type="time">
            <text:p>00:00</text:p>
          </table:table-cell>
          <table:table-cell table:formula="of:=[.D175]+[.H1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76]-[.B176] &gt; 0; [.C176]-[.B17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6]-[.F176] &gt; 0; [.G176]-[.F176]; 0)" office:value-type="time" office:time-value="PT00H00M00S" calcext:value-type="time">
            <text:p>00:00</text:p>
          </table:table-cell>
          <table:table-cell table:formula="of:=[.D176]+[.H17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77]-[.B177] &gt; 0; [.C177]-[.B17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7]-[.F177] &gt; 0; [.G177]-[.F177]; 0)" office:value-type="time" office:time-value="PT00H00M00S" calcext:value-type="time">
            <text:p>00:00</text:p>
          </table:table-cell>
          <table:table-cell table:formula="of:=[.D177]+[.H17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78]-[.B178] &gt; 0; [.C178]-[.B17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8]-[.F178] &gt; 0; [.G178]-[.F178]; 0)" office:value-type="time" office:time-value="PT00H00M00S" calcext:value-type="time">
            <text:p>00:00</text:p>
          </table:table-cell>
          <table:table-cell table:formula="of:=[.D178]+[.H17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79]-[.B179] &gt; 0; [.C179]-[.B17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9]-[.F179] &gt; 0; [.G179]-[.F179]; 0)" office:value-type="time" office:time-value="PT00H00M00S" calcext:value-type="time">
            <text:p>00:00</text:p>
          </table:table-cell>
          <table:table-cell table:style-name="ce18" table:formula="of:=[.D179]+[.H17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0]-[.B180] &gt; 0; [.C180]-[.B18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0]-[.F180] &gt; 0; [.G180]-[.F180]; 0)" office:value-type="time" office:time-value="PT00H00M00S" calcext:value-type="time">
            <text:p>00:00</text:p>
          </table:table-cell>
          <table:table-cell table:style-name="ce19" table:formula="of:=[.D180]+[.H18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75:.I18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181]-[.B181] &gt; 0; [.C181]-[.B1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1]-[.F181] &gt; 0; [.G181]-[.F181]; 0)" office:value-type="time" office:time-value="PT00H00M00S" calcext:value-type="time">
            <text:p>00:00</text:p>
          </table:table-cell>
          <table:table-cell table:formula="of:=[.D181]+[.H1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82]-[.B182] &gt; 0; [.C182]-[.B1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2]-[.F182] &gt; 0; [.G182]-[.F182]; 0)" office:value-type="time" office:time-value="PT00H00M00S" calcext:value-type="time">
            <text:p>00:00</text:p>
          </table:table-cell>
          <table:table-cell table:formula="of:=[.D182]+[.H1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83]-[.B183] &gt; 0; [.C183]-[.B18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3]-[.F183] &gt; 0; [.G183]-[.F183]; 0)" office:value-type="time" office:time-value="PT00H00M00S" calcext:value-type="time">
            <text:p>00:00</text:p>
          </table:table-cell>
          <table:table-cell table:formula="of:=[.D183]+[.H18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84]-[.B184] &gt; 0; [.C184]-[.B18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4]-[.F184] &gt; 0; [.G184]-[.F184]; 0)" office:value-type="time" office:time-value="PT00H00M00S" calcext:value-type="time">
            <text:p>00:00</text:p>
          </table:table-cell>
          <table:table-cell table:formula="of:=[.D184]+[.H18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85]-[.B185] &gt; 0; [.C185]-[.B18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85]-[.F185] &gt; 0; [.G185]-[.F185]; 0)" office:value-type="time" office:time-value="PT00H00M00S" calcext:value-type="time">
            <text:p>00:00</text:p>
          </table:table-cell>
          <table:table-cell table:style-name="ce18" table:formula="of:=[.D185]+[.H18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6]-[.B186] &gt; 0; [.C186]-[.B18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6]-[.F186] &gt; 0; [.G186]-[.F186]; 0)" office:value-type="time" office:time-value="PT00H00M00S" calcext:value-type="time">
            <text:p>00:00</text:p>
          </table:table-cell>
          <table:table-cell table:style-name="ce19" table:formula="of:=[.D186]+[.H18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1:.I186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3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5"/>
        <table:table-column table:style-name="co11" table:default-cell-style-name="ce67"/>
        <table:table-row table:style-name="ro1">
          <table:table-cell table:style-name="ce81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82" office:value-type="date" office:date-value="2021-12-22" calcext:value-type="date">
            <text:p>12/22/21</text:p>
          </table:table-cell>
          <table:table-cell table:style-name="ce85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82" office:value-type="date" office:date-value="2022-12-23" calcext:value-type="date">
            <text:p>12/23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82" office:value-type="date" office:date-value="2022-01-10" calcext:value-type="date">
            <text:p>01/10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82" office:value-type="date" office:date-value="2022-03-04" calcext:value-type="date">
            <text:p>03/04/22</text:p>
          </table:table-cell>
          <table:table-cell table:style-name="ce86" office:value-type="string" calcext:value-type="string">
            <text:p>V visit</text:p>
          </table:table-cell>
        </table:table-row>
        <table:table-row table:style-name="ro2">
          <table:table-cell table:style-name="ce82" office:value-type="date" office:date-value="2022-03-07" calcext:value-type="date">
            <text:p>03/07/22</text:p>
          </table:table-cell>
          <table:table-cell table:style-name="ce68" office:value-type="string" calcext:value-type="string">
            <text:p>V visit</text:p>
          </table:table-cell>
        </table:table-row>
        <table:table-row table:style-name="ro2">
          <table:table-cell table:style-name="ce82" office:value-type="date" office:date-value="2022-04-28" calcext:value-type="date">
            <text:p>04/28/22</text:p>
          </table:table-cell>
          <table:table-cell table:style-name="ce68" office:value-type="string" calcext:value-type="string">
            <text:p>Easter travel</text:p>
          </table:table-cell>
        </table:table-row>
        <table:table-row table:style-name="ro2">
          <table:table-cell table:style-name="ce83" office:value-type="date" office:date-value="2022-05-25" calcext:value-type="date">
            <text:p>05/25/22</text:p>
          </table:table-cell>
          <table:table-cell table:style-name="ce83" office:value-type="string" calcext:value-type="string">
            <text:p>L ER</text:p>
          </table:table-cell>
        </table:table-row>
        <table:table-row table:style-name="ro1" table:number-rows-repeated="8">
          <table:table-cell table:style-name="ce82"/>
          <table:table-cell table:style-name="ce68"/>
        </table:table-row>
        <table:table-row table:style-name="ro1" table:number-rows-repeated="5">
          <table:table-cell table:style-name="ce83"/>
          <table:table-cell table:style-name="ce87"/>
        </table:table-row>
        <table:table-row table:style-name="ro1">
          <table:table-cell table:style-name="ce68"/>
          <table:table-cell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F1:Timeclocks.I162" table:display-filter-buttons="tru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23">00/00/0000</text:date>, <text:time style:data-style-name="N2" text:time-value="08:11:56.02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6-23T10:47:51.999000000</dc:date>
    <dc:creator>Benjamin Laws</dc:creator>
    <meta:editing-duration>P36DT21H2M37S</meta:editing-duration>
    <meta:editing-cycles>979</meta:editing-cycles>
    <meta:generator>LibreOffice/7.2.6.2$Windows_X86_64 LibreOffice_project/b0ec3a565991f7569a5a7f5d24fed7f52653d754</meta:generator>
    <meta:document-statistic meta:table-count="2" meta:cell-count="1272" meta:object-count="0"/>
  </office:meta>
</office:document-meta>
</file>